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925cm" fo:min-width="4.262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3.56cm" fo:min-width="9.025cm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1.973cm" fo:min-width="8.073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2.29cm" fo:min-width="6.168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2.29cm" fo:min-width="8.707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2.608cm" fo:min-width="7.755cm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2.29cm" fo:min-width="10.295cm"/>
      <style:paragraph-properties style:writing-mode="lr-tb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3.56cm" fo:min-width="8.708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standard" style:list-style-name="L1">
      <style:graphic-properties draw:fill-color="#ff8000" draw:textarea-horizontal-align="justify" draw:textarea-vertical-align="middle" draw:auto-grow-height="false" fo:min-height="2.925cm" fo:min-width="11.247cm"/>
      <style:paragraph-properties style:writing-mode="lr-tb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Long_20_Dash_20__28_Rounded_29_" svg:stroke-width="0.212cm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431cm"/>
      <style:paragraph-properties style:writing-mode="lr-tb"/>
    </style:style>
    <style:style style:name="gr18" style:family="graphic" style:parent-style-name="standard">
      <style:graphic-properties draw:stroke="none" draw:fill="none" fo:min-height="1.268cm"/>
      <style:paragraph-properties style:writing-mode="lr-tb"/>
    </style:style>
    <style:style style:name="gr19" style:family="graphic" style:parent-style-name="standard" style:list-style-name="L1">
      <style:graphic-properties draw:fill-color="#729fcf" draw:textarea-horizontal-align="justify" draw:textarea-vertical-align="middle" draw:auto-grow-height="false" fo:min-height="3.242cm" fo:min-width="12.517cm"/>
      <style:paragraph-properties style:writing-mode="lr-tb"/>
    </style:style>
    <style:style style:name="gr20" style:family="graphic" style:parent-style-name="objectwithoutfill">
      <style:graphic-properties draw:marker-end="Arrowheads_20_10" draw:marker-end-width="0.3cm" draw:fill="none" draw:textarea-vertical-align="middle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2.608cm" fo:min-width="8.073cm"/>
      <style:paragraph-properties style:writing-mode="lr-tb"/>
    </style:style>
    <style:style style:name="gr22" style:family="graphic" style:parent-style-name="objectwithoutfill">
      <style:graphic-properties draw:marker-end="Arrowheads_20_11" draw:marker-end-width="0.3cm" draw:fill="none" draw:textarea-vertical-align="middle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gr24" style:family="graphic" style:parent-style-name="standard">
      <style:graphic-properties draw:fill-color="#ff8000" draw:textarea-horizontal-align="justify" draw:textarea-vertical-align="middle" draw:auto-grow-height="false" fo:min-height="6.735cm" fo:min-width="9.66cm"/>
      <style:paragraph-properties style:writing-mode="lr-tb"/>
    </style:style>
    <style:style style:name="gr25" style:family="graphic" style:parent-style-name="objectwithoutfill">
      <style:graphic-properties draw:marker-end="Arrowheads_20_14" draw:marker-end-width="0.3cm" draw:fill="none" draw:textarea-vertical-align="middle"/>
    </style:style>
    <style:style style:name="gr26" style:family="graphic" style:parent-style-name="standard">
      <style:graphic-properties draw:fill-color="#ff8000" draw:textarea-horizontal-align="justify" draw:textarea-vertical-align="middle" draw:auto-grow-height="false" fo:min-height="4.83cm" fo:min-width="11.248cm"/>
      <style:paragraph-properties style:writing-mode="lr-tb"/>
    </style:style>
    <style:style style:name="gr27" style:family="graphic" style:parent-style-name="objectwithoutfill">
      <style:graphic-properties draw:marker-end="Arrowheads_20_15" draw:marker-end-width="0.3cm" draw:fill="none" draw:textarea-vertical-align="middle"/>
    </style:style>
    <style:style style:name="gr28" style:family="graphic" style:parent-style-name="objectwithoutfill">
      <style:graphic-properties draw:marker-end="Arrowheads_20_16" draw:marker-end-width="0.3cm" draw:fill="none" draw:textarea-vertical-align="middle"/>
    </style:style>
    <style:style style:name="gr29" style:family="graphic" style:parent-style-name="standard">
      <style:graphic-properties draw:fill-color="#ff8000" draw:textarea-horizontal-align="justify" draw:textarea-vertical-align="middle" draw:auto-grow-height="false" fo:min-height="0.702cm" fo:min-width="3.62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02cm" fo:min-width="3.627cm"/>
      <style:paragraph-properties style:writing-mode="lr-tb"/>
    </style:style>
    <style:style style:name="gr31" style:family="graphic" style:parent-style-name="standard">
      <style:graphic-properties draw:fill-color="#81d41a" draw:textarea-horizontal-align="justify" draw:textarea-vertical-align="middle" draw:auto-grow-height="false" fo:min-height="0.702cm" fo:min-width="3.627cm"/>
      <style:paragraph-properties style:writing-mode="lr-tb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0.702cm" fo:min-width="3.627cm"/>
      <style:paragraph-properties style:writing-mode="lr-tb"/>
    </style:style>
    <style:style style:name="gr33" style:family="graphic" style:parent-style-name="objectwithoutfill">
      <style:graphic-properties draw:marker-end="Arrowheads_20_1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loext:graphic-properties draw:fill-color="#ff80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81d41a"/>
      <style:paragraph-properties fo:text-align="center" style:writing-mode="lr-tb"/>
    </style:style>
    <style:style style:name="P11" style:family="paragraph">
      <loext:graphic-properties draw:fill-color="#cccccc"/>
      <style:paragraph-properties fo:text-align="center" style:writing-mode="lr-tb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2cm" svg:height="3.175cm" svg:x="2.587cm" svg:y="13.065cm">
          <text:p text:style-name="P1">Tracer-API Monitoring</text:p>
          <text:p text:style-name="P1">(Ivan Loboda)</text:p>
          <text:p text:style-name="P1">1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9.525cm" svg:height="3.81cm" svg:x="9.889cm" svg:y="12.748cm">
          <text:p text:style-name="P1">Public Tracer API + Plugin v1</text:p>
          <text:p text:style-name="P1">With limited access</text:p>
          <text:p text:style-name="P1">(Dmitriy Miroshnichenko) </text:p>
          <text:p text:style-name="P1">1 day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8.573cm" svg:height="2.223cm" svg:x="30.844cm" svg:y="11.16cm">
          <text:p text:style-name="P1">Midas testing</text:p>
          <text:p text:style-name="P1">with forking possibilities</text:p>
          <text:p text:style-name="P1">(<text:span text:style-name="T1">request </text:span><text:span text:style-name="T1">estimation</text:span>)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6.668cm" svg:height="2.54cm" svg:x="4.491cm" svg:y="28.94cm">
          <text:p text:style-name="P1">Plugin v2 </text:p>
          <text:p text:style-name="P1">Denis Avvakumov</text:p>
          <text:p text:style-name="P1">5-7 days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9.207cm" svg:height="2.54cm" svg:x="3.539cm" svg:y="33.067cm">
          <text:p text:style-name="P1">Kafka cluster deployment Dmitriy Miroshnichenko</text:p>
          <text:p text:style-name="P1">1-2 days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8.255cm" svg:height="2.858cm" svg:x="11.477cm" svg:y="20.367cm">
          <text:p text:style-name="P1">Implement</text:p>
          <text:p text:style-name="P1">load test cases </text:p>
          <text:p text:style-name="P1">(Evgeniy Kurkovich)</text:p>
          <text:p text:style-name="P1">4-5 days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10.795cm" svg:height="2.54cm" svg:x="3.222cm" svg:y="37.195cm">
          <text:p text:style-name="P1">Data filtration service for plugin v2</text:p>
          <text:p text:style-name="P1">Ivan Loboda/Denis Kepeschuk</text:p>
          <text:p text:style-name="P1">4-5 days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9.208cm" svg:height="3.81cm" svg:x="17.826cm" svg:y="32.433cm">
          <text:p text:style-name="P1">Integration testing</text:p>
          <text:p text:style-name="P1">Tracer API + plugin v2</text:p>
          <text:p text:style-name="P1">Ivan Loboda/Denis Avvakumov</text:p>
          <text:p text:style-name="P1">1-2 days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7.349cm" svg:y1="14.652cm" svg:x2="9.889cm" svg:y2="14.653cm" draw:start-shape="id1" draw:start-glue-point="1" draw:end-shape="id2" draw:end-glue-point="3" svg:d="M7349 14652c1905 0 635 1 2540 1" svg:viewBox="0 0 2541 2">
          <text:p/>
        </draw:connector>
        <draw:connector draw:style-name="gr10" draw:text-style-name="P4" draw:layer="layout" draw:type="curve" svg:x1="19.414cm" svg:y1="14.653cm" svg:x2="30.844cm" svg:y2="12.271cm" draw:start-shape="id2" draw:start-glue-point="1" draw:end-shape="id3" draw:end-glue-point="3" svg:d="M19414 14653c8571 0 2856-2382 11430-2382" svg:viewBox="0 0 11431 2383">
          <text:p/>
        </draw:connector>
        <draw:connector draw:style-name="gr11" draw:text-style-name="P4" draw:layer="layout" draw:type="curve" svg:x1="11.159cm" svg:y1="30.21cm" svg:x2="17.826cm" svg:y2="34.338cm" draw:start-shape="id4" draw:start-glue-point="1" draw:end-shape="id5" draw:end-glue-point="3" svg:d="M11159 30210c5001 0 1668 4128 6667 4128" svg:viewBox="0 0 6668 4129">
          <text:p/>
        </draw:connector>
        <draw:connector draw:style-name="gr12" draw:text-style-name="P4" draw:layer="layout" draw:type="curve" svg:x1="12.746cm" svg:y1="34.337cm" svg:x2="17.826cm" svg:y2="34.338cm" draw:start-shape="id6" draw:start-glue-point="1" draw:end-shape="id5" draw:end-glue-point="3" svg:d="M12746 34337c3810 0 1270 1 5080 1" svg:viewBox="0 0 5081 2">
          <text:p/>
        </draw:connector>
        <draw:connector draw:style-name="gr13" draw:text-style-name="P4" draw:layer="layout" draw:type="curve" svg:x1="14.017cm" svg:y1="38.465cm" svg:x2="17.826cm" svg:y2="34.338cm" draw:start-shape="id7" draw:start-glue-point="1" draw:end-shape="id5" draw:end-glue-point="3" svg:d="M14017 38465c2856 0 952-4127 3809-4127" svg:viewBox="0 0 3810 4128">
          <text:p/>
        </draw:connector>
        <draw:custom-shape draw:style-name="gr14" draw:text-style-name="P6" xml:id="id8" draw:id="id8" draw:layer="layout" svg:width="11.747cm" svg:height="3.175cm" svg:x="30.21cm" svg:y="32.75cm">
          <text:p text:style-name="P5">Loading tests Tracer API + plugin v2</text:p>
          <text:p text:style-name="P5">(Ivan Loboda/Oleg Sukharev/Evgeniy Kurkovich)</text:p>
          <text:p text:style-name="P5">1 days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27.034cm" svg:y1="34.338cm" svg:x2="30.21cm" svg:y2="34.337cm" draw:start-shape="id5" draw:start-glue-point="1" draw:end-shape="id8" draw:end-glue-point="3" svg:d="M27034 34338c2382 0 794-1 3176-1" svg:viewBox="0 0 3177 2">
          <text:p/>
        </draw:connector>
        <draw:line draw:style-name="gr16" draw:text-style-name="P4" draw:layer="layout" svg:x1="1.952cm" svg:y1="25.448cm" svg:x2="58.149cm" svg:y2="25.448cm">
          <text:p/>
        </draw:line>
        <draw:frame draw:style-name="gr17" draw:text-style-name="P7" draw:layer="layout" svg:width="17.931cm" svg:height="1.517cm" svg:x="2.269cm" svg:y="9.89cm">
          <draw:text-box>
            <text:p><text:span text:style-name="T2">V1 – limited access, pre-mainnet</text:span></text:p>
          </draw:text-box>
        </draw:frame>
        <draw:frame draw:style-name="gr18" draw:text-style-name="P8" draw:layer="layout" svg:width="17.931cm" svg:height="1.518cm" svg:x="2.436cm" svg:y="26.4cm">
          <draw:text-box>
            <text:p><text:span text:style-name="T2">V2 – full public access, mainnet</text:span></text:p>
          </draw:text-box>
        </draw:frame>
        <draw:custom-shape draw:style-name="gr19" draw:text-style-name="P9" xml:id="id9" draw:id="id9" draw:layer="layout" svg:width="13.017cm" svg:height="3.492cm" svg:x="29.575cm" svg:y="20.05cm">
          <text:p text:style-name="P5">Debug loading tests Tracer API + plugin v1</text:p>
          <text:p text:style-name="P5">(Ivan Loboda/Oleg Sukharev/Evgeniy Kurkovich)</text:p>
          <text:p text:style-name="P5">1-3 days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draw:type="curve" svg:x1="19.414cm" svg:y1="14.653cm" svg:x2="29.575cm" svg:y2="21.796cm" draw:start-shape="id2" draw:start-glue-point="1" draw:end-shape="id9" draw:end-glue-point="3" svg:d="M19414 14653c7620 0 2540 7143 10161 7143" svg:viewBox="0 0 10162 7144">
          <text:p/>
        </draw:connector>
        <draw:custom-shape draw:style-name="gr21" draw:text-style-name="P2" xml:id="id10" draw:id="id10" draw:layer="layout" svg:width="8.573cm" svg:height="2.858cm" svg:x="30.844cm" svg:y="15.287cm">
          <text:p text:style-name="P1">Public Graph-node with limited access</text:p>
          <text:p text:style-name="P1">(Dmitriy Miroshnichenko)</text:p>
          <text:p text:style-name="P1">1 day</text:p>
          <draw:enhanced-geometry svg:viewBox="0 0 21600 21600" draw:type="rectangle" draw:enhanced-path="M 0 0 L 21600 0 21600 21600 0 21600 0 0 Z N"/>
        </draw:custom-shape>
        <draw:connector draw:style-name="gr22" draw:text-style-name="P4" draw:layer="layout" draw:type="curve" svg:x1="19.414cm" svg:y1="14.653cm" svg:x2="30.844cm" svg:y2="16.716cm" draw:start-shape="id2" draw:start-glue-point="1" draw:end-shape="id10" draw:end-glue-point="3" svg:d="M19414 14653c8571 0 2856 2063 11430 2063" svg:viewBox="0 0 11431 2064">
          <text:p/>
        </draw:connector>
        <draw:connector draw:style-name="gr23" draw:text-style-name="P4" draw:layer="layout" draw:type="curve" svg:x1="19.732cm" svg:y1="21.796cm" svg:x2="29.575cm" svg:y2="21.796cm" draw:start-shape="id11" draw:start-glue-point="1" draw:end-shape="id9" draw:end-glue-point="3" svg:d="M19732 21796h9843" svg:viewBox="0 0 9844 1">
          <text:p/>
        </draw:connector>
        <draw:custom-shape draw:style-name="gr24" draw:text-style-name="P3" xml:id="id12" draw:id="id12" draw:layer="layout" svg:width="10.16cm" svg:height="6.985cm" svg:x="46.719cm" svg:y="13.065cm">
          <text:p text:style-name="P1">Graph-dependent dApps testing:</text:p>
          <text:p text:style-name="P1"/>
          <text:p text:style-name="P1">- Questnbook</text:p>
          <text:p text:style-name="P1">- Sobel</text:p>
          <text:p text:style-name="P1">…?</text:p>
          <text:p text:style-name="P1"/>
          <text:p text:style-name="P1"><text:span text:style-name="T3">Additionaly:</text:span></text:p>
          <text:p text:style-name="P1">Estimate request rate produced by the Graph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type="curve" svg:x1="39.417cm" svg:y1="16.716cm" svg:x2="46.719cm" svg:y2="16.557cm" draw:start-shape="id10" draw:start-glue-point="1" draw:end-shape="id12" draw:end-glue-point="3" svg:d="M39417 16716c5476 0 1826-159 7302-159" svg:viewBox="0 0 7303 160">
          <text:p/>
        </draw:connector>
        <draw:custom-shape draw:style-name="gr26" draw:text-style-name="P3" xml:id="id13" draw:id="id13" draw:layer="layout" svg:width="11.748cm" svg:height="5.08cm" svg:x="46.084cm" svg:y="31.797cm">
          <text:p text:style-name="P1">Full public environment -</text:p>
          <text:p text:style-name="P1">Tracer API + Graph-node</text:p>
          <text:p text:style-name="P1"><text:span text:style-name="T1">Questions to discuss:</text:span></text:p>
          <text:p text:style-name="P1"><text:span text:style-name="T4">- per-client request rate limits?</text:span></text:p>
          <text:p text:style-name="P1"><text:span text:style-name="T4">- authorization for graph deployment?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curve" svg:x1="41.957cm" svg:y1="34.337cm" svg:x2="46.084cm" svg:y2="34.337cm" draw:start-shape="id8" draw:start-glue-point="1" draw:end-shape="id13" draw:end-glue-point="3" svg:d="M41957 34337h4127" svg:viewBox="0 0 4128 1">
          <text:p/>
        </draw:connector>
        <draw:connector draw:style-name="gr28" draw:text-style-name="P4" draw:layer="layout" draw:type="curve" svg:x1="51.799cm" svg:y1="20.05cm" svg:x2="51.958cm" svg:y2="31.797cm" draw:start-shape="id12" draw:start-glue-point="2" draw:end-shape="id13" draw:end-glue-point="0" svg:d="M51799 20050c0 8809 159 2936 159 11747" svg:viewBox="0 0 160 11748">
          <text:p/>
        </draw:connector>
        <draw:custom-shape draw:style-name="gr29" draw:text-style-name="P3" draw:layer="layout" svg:width="4.127cm" svg:height="0.952cm" svg:x="2.905cm" svg:y="2.27cm">
          <text:p text:style-name="P1">Not started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127cm" svg:height="0.952cm" svg:x="7.985cm" svg:y="2.27cm">
          <text:p text:style-name="P1">In progress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4.127cm" svg:height="0.952cm" svg:x="12.747cm" svg:y="2.27cm">
          <text:p text:style-name="P1">Finished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127cm" svg:height="0.952cm" svg:x="17.51cm" svg:y="2.27cm">
          <text:p text:style-name="P1">Optional</text:p>
          <draw:enhanced-geometry svg:viewBox="0 0 21600 21600" draw:type="rectangle" draw:enhanced-path="M 0 0 L 21600 0 21600 21600 0 21600 0 0 Z N"/>
        </draw:custom-shape>
        <draw:connector draw:style-name="gr33" draw:text-style-name="P4" draw:layer="layout" draw:type="curve" svg:x1="36.083cm" svg:y1="23.542cm" svg:x2="36.083cm" svg:y2="32.75cm" draw:start-shape="id9" draw:start-glue-point="2" draw:end-shape="id8" draw:end-glue-point="0" svg:d="M36083 23542v9208" svg:viewBox="0 0 1 92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6T17:26:16.144730247</meta:creation-date>
    <dc:date>2022-09-27T13:02:38.198430279</dc:date>
    <meta:editing-duration>PT36M21S</meta:editing-duration>
    <meta:editing-cycles>11</meta:editing-cycles>
    <meta:generator>LibreOffice/7.3.5.2$Linux_X86_64 LibreOffice_project/30$Build-2</meta:generator>
    <meta:document-statistic meta:object-count="33"/>
  </office:meta>
</office:document-meta>
</file>